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a4c" officeooo:paragraph-rsid="00084a4c"/>
    </style:style>
    <style:style style:name="P2" style:family="paragraph" style:parent-style-name="Standard">
      <style:text-properties officeooo:paragraph-rsid="00084a4c"/>
    </style:style>
    <style:style style:name="P3" style:family="paragraph" style:parent-style-name="Standard">
      <style:text-properties officeooo:rsid="00099a25" officeooo:paragraph-rsid="00099a25"/>
    </style:style>
    <style:style style:name="T1" style:family="text">
      <style:text-properties officeooo:rsid="00084a4c"/>
    </style:style>
    <style:style style:name="T2" style:family="text">
      <style:text-properties officeooo:rsid="00099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i </text:span>Tomasz,</text:p>
      <text:p text:style-name="P1">I was going to recommend Daido Moriyama for the daily Photosnack, however, someone else beat me to it!</text:p>
      <text:p text:style-name="P1">So I am going to recommend myself:</text:p>
      <text:p text:style-name="P1">I started photography as a hobby in 2016. When I saw the film ‘Finding Vivian Maier’ I immediately thought “That’s what I want to do.” So I began to practice and research street photography. <text:span text:style-name="T2">I recently created a website to show my family and friends some of my photo projects.</text:span></text:p>
      <text:p text:style-name="P3"><text:a xlink:type="simple" xlink:href="https://garygoodacre.github.io/" text:style-name="Internet_20_link" text:visited-style-name="Visited_20_Internet_20_Link">https://garygoodacre.github.io</text:a></text:p>
      <text:p text:style-name="P3">Please let me know if you think it would be suitable for a Photosnack issue.</text:p>
      <text:p text:style-name="P3">I think it might be useful for your audience to see the work of someone similar to themselves: an amateur who has been on a photographic journey.</text:p>
      <text:p text:style-name="P3">Each project has an explanation as the first image.</text:p>
      <text:p text:style-name="P3">Kind regards</text:p>
      <text:p text:style-name="P3">Gary Goodac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5:21:19.968108450</meta:creation-date>
    <dc:date>2025-02-24T16:10:55.981953118</dc:date>
    <meta:editing-duration>PT27M57S</meta:editing-duration>
    <meta:editing-cycles>1</meta:editing-cycles>
    <meta:document-statistic meta:table-count="0" meta:image-count="0" meta:object-count="0" meta:page-count="1" meta:paragraph-count="10" meta:word-count="133" meta:character-count="749" meta:non-whitespace-character-count="626"/>
    <meta:generator>LibreOffice/24.2.7.2$Linux_X86_64 LibreOffice_project/420$Build-2</meta:generator>
  </office:meta>
</office:document-meta>
</file>